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7cm" fo:min-width="3.183cm"/>
    </style:style>
    <style:style style:name="gr2" style:family="graphic" style:parent-style-name="standard">
      <style:graphic-properties draw:textarea-horizontal-align="justify" draw:textarea-vertical-align="middle" draw:auto-grow-height="false" fo:min-height="1.147cm" fo:min-width="3.564cm"/>
    </style:style>
    <style:style style:name="gr3" style:family="graphic" style:parent-style-name="standard">
      <style:graphic-properties draw:textarea-horizontal-align="justify" draw:textarea-vertical-align="middle" draw:auto-grow-height="false" fo:min-height="1.274cm" fo:min-width="3.94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147cm" fo:min-width="2.548cm"/>
    </style:style>
    <style:style style:name="gr6" style:family="graphic" style:parent-style-name="standard">
      <style:graphic-properties draw:textarea-horizontal-align="justify" draw:textarea-vertical-align="middle" draw:auto-grow-height="false" fo:min-height="1.147cm" fo:min-width="4.072cm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3.437cm"/>
    </style:style>
    <style:style style:name="gr8" style:family="graphic" style:parent-style-name="standard">
      <style:graphic-properties draw:textarea-horizontal-align="justify" draw:textarea-vertical-align="middle" draw:auto-grow-height="false" fo:min-height="1.274cm" fo:min-width="3.4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3.683cm" svg:height="1.397cm" svg:x="4.302cm" svg:y="7.096cm">
          <text:p text:style-name="P1">Person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064cm" svg:height="1.397cm" svg:x="7.858cm" svg:y="11.922cm">
          <text:p text:style-name="P1">Article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4.445cm" svg:height="1.524cm" svg:x="4.048cm" svg:y="17.891cm">
          <text:p text:style-name="P1">Reply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6.27cm" svg:y1="17.891cm" svg:x2="9.89cm" svg:y2="13.319cm" draw:start-shape="id1" draw:start-glue-point="0" draw:end-shape="id2" draw:end-glue-point="2" svg:d="M6270 17891v-2286h3620v-2286" svg:viewBox="0 0 3621 4573">
          <text:p/>
        </draw:connector>
        <draw:custom-shape draw:style-name="gr5" draw:text-style-name="P1" xml:id="id3" draw:id="id3" draw:layer="layout" svg:width="3.048cm" svg:height="1.397cm" svg:x="11.541cm" svg:y="5.445cm">
          <text:p text:style-name="P1">Pet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1.541cm" svg:y1="6.143cm" svg:x2="6.143cm" svg:y2="7.096cm" draw:start-shape="id3" draw:start-glue-point="3" draw:end-shape="id4" draw:end-glue-point="0" svg:d="M11541 6143h-5398v953" svg:viewBox="0 0 5399 954">
          <text:p/>
        </draw:connector>
        <draw:connector draw:style-name="gr4" draw:text-style-name="P2" draw:layer="layout" svg:x1="4.048cm" svg:y1="18.653cm" svg:x2="4.302cm" svg:y2="7.794cm" draw:start-shape="id1" draw:start-glue-point="3" draw:end-shape="id4" draw:end-glue-point="3" svg:d="M4048 18653h-502v-10859h756" svg:viewBox="0 0 757 10860">
          <text:p/>
        </draw:connector>
        <draw:custom-shape draw:style-name="gr6" draw:text-style-name="P1" xml:id="id5" draw:id="id5" draw:layer="layout" svg:width="4.572cm" svg:height="1.397cm" svg:x="14.335cm" svg:y="13.192cm">
          <text:p text:style-name="P1">ArticleTopic</text:p>
          <draw:enhanced-geometry svg:viewBox="0 0 21600 21600" draw:type="rectangle" draw:enhanced-path="M 0 0 L 21600 0 21600 21600 0 21600 0 0 Z N"/>
        </draw:custom-shape>
        <draw:custom-shape draw:style-name="gr7" draw:text-style-name="P1" xml:id="id6" draw:id="id6" draw:layer="layout" svg:width="3.937cm" svg:height="1.27cm" svg:x="14.462cm" svg:y="18.907cm">
          <text:p text:style-name="P1">Topic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6.621cm" svg:y1="14.589cm" svg:x2="16.43cm" svg:y2="18.907cm" draw:start-shape="id5" draw:start-glue-point="2" draw:end-shape="id6" draw:end-glue-point="0" svg:d="M16621 14589v2159h-191v2159" svg:viewBox="0 0 192 4319">
          <text:p/>
        </draw:connector>
        <draw:connector draw:style-name="gr4" draw:text-style-name="P2" draw:layer="layout" svg:x1="14.335cm" svg:y1="13.89cm" svg:x2="11.922cm" svg:y2="12.62cm" draw:start-shape="id5" draw:start-glue-point="3" draw:end-shape="id2" svg:d="M14335 13890h-1206v-1270h-1207" svg:viewBox="0 0 2414 1271">
          <text:p/>
        </draw:connector>
        <draw:connector draw:style-name="gr4" draw:text-style-name="P2" draw:layer="layout" svg:x1="9.89cm" svg:y1="11.922cm" svg:x2="7.985cm" svg:y2="7.794cm" draw:start-shape="id2" draw:start-glue-point="0" draw:end-shape="id4" draw:end-glue-point="1" svg:d="M9890 11922v-4128h-1905" svg:viewBox="0 0 1906 4129">
          <text:p/>
        </draw:connector>
        <draw:connector draw:style-name="gr4" draw:text-style-name="P2" draw:layer="layout" svg:x1="7.858cm" svg:y1="12.62cm" svg:x2="6.143cm" svg:y2="8.493cm" draw:start-shape="id2" draw:start-glue-point="3" draw:end-shape="id4" draw:end-glue-point="2" svg:d="M7858 12620h-1715v-4127" svg:viewBox="0 0 1716 4128">
          <text:p/>
        </draw:connector>
        <draw:custom-shape draw:style-name="gr8" draw:text-style-name="P1" xml:id="id7" draw:id="id7" draw:layer="layout" svg:width="3.937cm" svg:height="1.524cm" svg:x="14.843cm" svg:y="9.001cm">
          <text:p text:style-name="P1">Blog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89cm" svg:y1="11.922cm" svg:x2="14.843cm" svg:y2="9.763cm" draw:start-shape="id2" draw:start-glue-point="0" draw:end-shape="id7" draw:end-glue-point="3" svg:d="M9890 11922v-2159h4953" svg:viewBox="0 0 4954 2160">
          <text:p/>
        </draw:connector>
        <draw:frame draw:style-name="gr9" draw:text-style-name="P3" draw:layer="layout" svg:width="1.907cm" svg:height="0.806cm" svg:x="6.078cm" svg:y="11.922cm">
          <draw:text-box>
            <text:p><text:span text:style-name="T1">author</text:span></text:p>
          </draw:text-box>
        </draw:frame>
        <draw:frame draw:style-name="gr9" draw:text-style-name="P3" draw:layer="layout" svg:width="1.742cm" svg:height="0.806cm" svg:x="9.799cm" svg:y="11.243cm">
          <draw:text-box>
            <text:p><text:span text:style-name="T1">editor</text:span></text:p>
          </draw:text-box>
        </draw:frame>
        <draw:frame draw:style-name="gr9" draw:text-style-name="P4" draw:layer="layout" svg:width="6.2cm" svg:height="0.962cm" svg:x="7.731cm" svg:y="2.016cm">
          <draw:text-box>
            <text:p>Model Relationship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1T10:06:53.265984193</meta:creation-date>
    <dc:date>2016-06-21T16:46:57.159203866</dc:date>
    <meta:editing-duration>PT9M43S</meta:editing-duration>
    <meta:editing-cycles>1</meta:editing-cycles>
    <meta:document-statistic meta:object-count="18"/>
    <meta:generator>LibreOffice/5.1.3.2$Linux_X86_64 LibreOffice_project/10m0$Build-2</meta:generator>
  </office:meta>
</office:document-meta>
</file>